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b2393" officeooo:paragraph-rsid="000b2393"/>
    </style:style>
    <style:style style:name="P2" style:family="paragraph" style:parent-style-name="Text_20_body">
      <style:text-properties officeooo:rsid="000c7f38" officeooo:paragraph-rsid="000c7f38"/>
    </style:style>
    <style:style style:name="P3" style:family="paragraph" style:parent-style-name="Text_20_body" style:list-style-name="L1">
      <style:text-properties officeooo:rsid="000c7f38" officeooo:paragraph-rsid="000c7f38"/>
    </style:style>
    <style:style style:name="P4" style:family="paragraph" style:parent-style-name="Text_20_body" style:list-style-name="L1">
      <style:text-properties officeooo:rsid="000cdaba" officeooo:paragraph-rsid="000cdaba"/>
    </style:style>
    <style:style style:name="P5" style:family="paragraph" style:parent-style-name="Text_20_body" style:list-style-name="L2">
      <style:text-properties officeooo:rsid="000ea553" officeooo:paragraph-rsid="000ea553"/>
    </style:style>
    <style:style style:name="P6" style:family="paragraph" style:parent-style-name="Text_20_body" style:list-style-name="L3">
      <style:text-properties officeooo:rsid="001069e1" officeooo:paragraph-rsid="001069e1"/>
    </style:style>
    <style:style style:name="P7" style:family="paragraph" style:parent-style-name="Text_20_body" style:list-style-name="L3">
      <style:text-properties officeooo:rsid="001204f5" officeooo:paragraph-rsid="001204f5"/>
    </style:style>
    <style:style style:name="P8" style:family="paragraph" style:parent-style-name="Text_20_body">
      <style:text-properties officeooo:rsid="00121420" officeooo:paragraph-rsid="00121420"/>
    </style:style>
    <style:style style:name="P9" style:family="paragraph" style:parent-style-name="Text_20_body" style:list-style-name="L4">
      <style:text-properties officeooo:rsid="00121420" officeooo:paragraph-rsid="00121420"/>
    </style:style>
    <style:style style:name="P10" style:family="paragraph" style:parent-style-name="Text_20_body" style:list-style-name="L5">
      <style:text-properties officeooo:rsid="00121420" officeooo:paragraph-rsid="00121420"/>
    </style:style>
    <style:style style:name="P11" style:family="paragraph" style:parent-style-name="Title">
      <style:text-properties officeooo:rsid="000b2393" officeooo:paragraph-rsid="000b2393"/>
    </style:style>
    <style:style style:name="P12" style:family="paragraph" style:parent-style-name="Title">
      <style:text-properties officeooo:rsid="000c7f38" officeooo:paragraph-rsid="000c7f38"/>
    </style:style>
    <style:style style:name="P13" style:family="paragraph" style:parent-style-name="Title">
      <style:text-properties officeooo:rsid="000ea553" officeooo:paragraph-rsid="000ea553"/>
    </style:style>
    <style:style style:name="P14" style:family="paragraph" style:parent-style-name="Title">
      <style:text-properties officeooo:rsid="001069e1" officeooo:paragraph-rsid="001069e1"/>
    </style:style>
    <style:style style:name="T1" style:family="text">
      <style:text-properties officeooo:rsid="001204f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ransformation of Europe</text:p>
      <text:p text:style-name="P1">Spain was initially under the control of Moors following the creation of the Cordoban Caliphate.</text:p>
      <text:p text:style-name="P1">The Reconquista began during Charlemagne's reign and was around 800 years of war. It was successful and pushed out Muslims and Jews.</text:p>
      <text:p text:style-name="P1">By 1492, Ferdinand and Isabella united the entirely of Spain under their rule through strong policies. The most brutal was the creation of the Spanish Inquisition, by persecuting Muslims and Jews.</text:p>
      <text:p text:style-name="P1">The Spanish inquisition was established to combat heresy and consolidate power in the monarchy in Spain. This was through horrible forms of torture.</text:p>
      <text:p text:style-name="P1"/>
      <text:p text:style-name="P12">The collapse of Feudalism</text:p>
      <text:p text:style-name="P2">By the 1400s, several factors contributed the to the decline of feudalism:</text:p>
      <text:list xml:id="list3276945068" text:style-name="L1">
        <text:list-item>
          <text:p text:style-name="P3">Stronger monarchies and a growing sense or nationalism, especially in England, France and Spain.</text:p>
        </text:list-item>
        <text:list-item>
          <text:p text:style-name="P3">Discontent with the nobility and their destructive behavior and constant civil conflict between them. </text:p>
        </text:list-item>
        <text:list-item>
          <text:p text:style-name="P3">New weapons and technological advancements, such as longbows and cannons, which made knights and castles obsolete.</text:p>
        </text:list-item>
        <text:list-item>
          <text:p text:style-name="P4">The black death impact reduced the urban labor force by almost half and led to high wages for remaining workers.</text:p>
        </text:list-item>
        <text:list-item>
          <text:p text:style-name="P4">Towns and cities grew as they drew peasants wanting a better life and greater economic freedom.</text:p>
        </text:list-item>
        <text:list-item>
          <text:p text:style-name="P4">Peasants who remained on manor estates were often able to become tenant farmers.</text:p>
        </text:list-item>
        <text:list-item>
          <text:p text:style-name="P4">People started to work harder to get money for themselves and for their personal shares in the market.</text:p>
        </text:list-item>
      </text:list>
      <text:p text:style-name="P13">The rise of capitalism</text:p>
      <text:list xml:id="list1965667010" text:style-name="L2">
        <text:list-item>
          <text:p text:style-name="P5">As towns and cities rebounded back from the Black death, money began to replace housing and were the new way to represent power and status in society.</text:p>
          <text:list>
            <text:list-item>
              <text:p text:style-name="P5">Merchants acquired more power as banking and trade increased, spurred by renewed interest in the goods of the Orient, thanks to the trading crusades of Marco Polo.</text:p>
            </text:list-item>
            <text:list-item>
              <text:p text:style-name="P5"><text:soft-page-break/>Italian city states led the way into the commercial revolution in the 1300-1400 era, based off of money and credit.</text:p>
            </text:list-item>
            <text:list-item>
              <text:p text:style-name="P5">Paved the way for the age of discovery and the creation of global empires.</text:p>
            </text:list-item>
          </text:list>
        </text:list-item>
      </text:list>
      <text:p text:style-name="P14">Great Western Schism</text:p>
      <text:list xml:id="list3259934302" text:style-name="L3">
        <text:list-item>
          <text:p text:style-name="P6">French King, Philip IV forced the papacy to move to Avignon in 130 and there were 7 more popes after who came from there.</text:p>
        </text:list-item>
        <text:list-item>
          <text:p text:style-name="P6">In 1376, Pope Gregory <text:span text:style-name="T1">XI moved it back to Rome, he eventually died and Roman citizens wanted a new Italian Pope. Italian cardinals elected Pope urban XI and then proceed to declare the pope of Avignon invalid.</text:span></text:p>
        </text:list-item>
        <text:list-item>
          <text:p text:style-name="P7">Resolved in 1417</text:p>
        </text:list-item>
      </text:list>
      <text:p text:style-name="P8">The medieval mindset has been characterized with the following:</text:p>
      <text:list xml:id="list1034292825" text:style-name="L4">
        <text:list-item>
          <text:p text:style-name="P9">Intense devotion to religious faith</text:p>
        </text:list-item>
        <text:list-item>
          <text:p text:style-name="P9">Belief that God was at the center of all events, both good and bad – divine consequences.</text:p>
        </text:list-item>
        <text:list-item>
          <text:p text:style-name="P9">Unquestioning obedience to the Church and authorities. Belief in the supernatural world.</text:p>
        </text:list-item>
      </text:list>
      <text:p text:style-name="P8">Rise of the Rennisance, around 1300-1400</text:p>
      <text:list xml:id="list890266578" text:style-name="L5">
        <text:list-item>
          <text:p text:style-name="P10">Devotion to faith but also reason and the use of the human mind to innovated.</text:p>
        </text:list-item>
        <text:list-item>
          <text:p text:style-name="P10">Belief that God was all powerful but he gave man free will.</text:p>
        </text:list-item>
        <text:list-item>
          <text:p text:style-name="P10">Strong desire to discover the truth, especially in science and to create new and beautiful arts. This lead to rediscovery of greco-roman culture which gave birth to the rennisance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09:43:17.731031579</meta:creation-date>
    <dc:date>2023-04-14T12:47:40.347685331</dc:date>
    <meta:editing-duration>PT2H22M5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504" meta:character-count="2938" meta:non-whitespace-character-count="2482"/>
  </office:meta>
</office:document-meta>
</file>